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AR PL UMing H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9.8126in" svg:height="6.2528in" svg:x="0.1315in" svg:y="6.6957in">
            <draw:object draw:notify-on-update-of-ranges="Sheet1.C13:Sheet1.C36 Sheet1.E13:Sheet1.E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685in" svg:height="6.4264in" svg:x="0.2264in" svg:y="13.102in">
            <draw:object draw:notify-on-update-of-ranges="Sheet1.D13:Sheet1.D36 Sheet1.E13:Sheet1.E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9.7413in" svg:height="6.7665in" svg:x="0.1591in" svg:y="19.6787in">
            <draw:object draw:notify-on-update-of-ranges="Sheet1.E12:Sheet1.E36 Sheet1.F12:Sheet1.F3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8.7091in" svg:height="5.0717in" svg:x="0.0004in" svg:y="26.4484in">
            <draw:object draw:notify-on-update-of-ranges="Sheet1.C13:Sheet1.C36 Sheet1.D12:Sheet1.D12 Sheet1.D13:Sheet1.D36 Sheet1.N12:Sheet1.N12 Sheet1.N13:Sheet1.N36 Sheet1.C13:Sheet1.C3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8.0661in" svg:height="5.1555in" svg:x="0.0004in" svg:y="31.5492in">
            <draw:object draw:notify-on-update-of-ranges="Sheet1.C13:Sheet1.C36 Sheet1.O13:Sheet1.O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6.2988in" svg:height="5.0819in" svg:x="7.7118in" svg:y="31.4705in">
            <draw:object draw:notify-on-update-of-ranges="Sheet1.O13:Sheet1.O36 Sheet1.N13:Sheet1.N3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2386in" svg:height="5.3063in" svg:x="0in" svg:y="36.7343in">
            <draw:object draw:notify-on-update-of-ranges="Sheet1.O13:Sheet1.O36 Sheet1.E13:Sheet1.E3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Transitions per History vs Iteration Matrix Spectral Radius and Cross Sections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10,000 Histories</text:p>
          </table:table-cell>
          <table:table-cell table:number-columns-repeated="7"/>
        </table:table-row>
        <table:table-row table:style-name="ro2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>
            <text:p>dx</text:p>
          </table:table-cell>
          <table:table-cell office:value-type="string">
            <text:p>Dx^2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NxN-1</text:p>
          </table:table-cell>
          <table:table-cell office:value-type="string">
            <text:p>min m</text:p>
          </table:table-cell>
          <table:table-cell table:number-columns-repeated="2"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max A</text:p>
          </table:table-cell>
          <table:table-cell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3]/[.B13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3:.H13])" office:value-type="float" office:value="21.6366666666667">
            <text:p>21.6366666667</text:p>
          </table:table-cell>
          <table:table-cell table:formula="of:= 1 / (3*([.A13]+[.B13]))" office:value-type="float" office:value="0.333333333333333">
            <text:p>0.3333333333</text:p>
          </table:table-cell>
          <table:table-cell table:formula="of:=1/(10/(9*[.$B$6]*([.A13]+[.B13]))+[.A13])" office:value-type="float" office:value="0.009">
            <text:p>0.009</text:p>
          </table:table-cell>
          <table:table-cell table:style-name="ce2" table:formula="of:=[.K13]*(-([.J13]/(3*[.$B$6]))*(8*COS(PI()*[.$F$8]*[.$A$6])+2*COS(PI()*[.$F$8]*[.$A$6])-10)+[.A13])" office:value-type="float" office:value="0.690983005625053">
            <text:p>0.6909830056</text:p>
          </table:table-cell>
          <table:table-cell table:formula="of:=[.K13]*(-([.J13]/(3*[.$B$6]))*(8*COS(PI()*[.$E$8]*[.$A$6])+2*COS(PI()*[.$E$8]*[.$A$6])-10)+[.A13])" office:value-type="float" office:value="2">
            <text:p>2</text:p>
          </table:table-cell>
          <table:table-cell table:formula="of:=([.K13]*[.J13]/(3*[.$B$6]))*(8*COS(PI()*[.$E$6]*[.$A$6])+2*COS(PI()*[.$E$6]*[.$A$6])^2)" office:value-type="float" office:value="1">
            <text:p>1</text:p>
          </table:table-cell>
          <table:table-cell table:formula="of:=[.M13]/[.L13]" office:value-type="float" office:value="2.89442719099992">
            <text:p>2.894427191</text:p>
          </table:table-cell>
          <table:table-cell table:formula="of:=([.K13]*[.J13]/(3*[.$B$6]))*(8*COS(PI()*[.$F$6]*[.$A$6])+2*COS(PI()*[.$F$6]*[.$A$6])^2)" office:value-type="float" office:value="4.89858719658941E-017">
            <text:p>4.89858719658941E-017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]/[.B14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4:.H14])" office:value-type="float" office:value="16.8966666666667">
            <text:p>16.8966666667</text:p>
          </table:table-cell>
          <table:table-cell table:formula="of:= 1 / (3*([.A14]+[.B14]))" office:value-type="float" office:value="0.266666666666667">
            <text:p>0.2666666667</text:p>
          </table:table-cell>
          <table:table-cell table:formula="of:=1/(10/(9*[.$B$6]*([.A14]+[.B14]))+[.A14])" office:value-type="float" office:value="0.0112184481146775">
            <text:p>0.0112184481</text:p>
          </table:table-cell>
          <table:table-cell table:style-name="ce2" table:formula="of:=[.K14]*(-([.J14]/(3*[.$B$6]))*(8*COS(PI()*[.$F$8]*[.$A$6])+2*COS(PI()*[.$F$8]*[.$A$6])-10)+[.A14])" office:value-type="float" office:value="0.69184967840454">
            <text:p>0.6918496784</text:p>
          </table:table-cell>
          <table:table-cell table:formula="of:=[.K14]*(-([.J14]/(3*[.$B$6]))*(8*COS(PI()*[.$E$8]*[.$A$6])+2*COS(PI()*[.$E$8]*[.$A$6])-10)+[.A14])" office:value-type="float" office:value="1.99719538797133">
            <text:p>1.997195388</text:p>
          </table:table-cell>
          <table:table-cell table:formula="of:=([.K14]*[.J14]/(3*[.$B$6]))*(8*COS(PI()*[.$E$6]*[.$A$6])+2*COS(PI()*[.$E$6]*[.$A$6])^2)" office:value-type="float" office:value="0.99719538797133">
            <text:p>0.997195388</text:p>
          </table:table-cell>
          <table:table-cell table:formula="of:=[.M14]/[.L14]" office:value-type="float" office:value="2.88674758449989">
            <text:p>2.8867475845</text:p>
          </table:table-cell>
          <table:table-cell table:formula="of:=([.K14]*[.J14]/(3*[.$B$6]))*(8*COS(PI()*[.$F$6]*[.$A$6])+2*COS(PI()*[.$F$6]*[.$A$6])^2)" office:value-type="float" office:value="4.88484856001437E-017">
            <text:p>4.88484856001437E-017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5]/[.B15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5:.H15])" office:value-type="float" office:value="10.2">
            <text:p>10.2</text:p>
          </table:table-cell>
          <table:table-cell table:formula="of:= 1 / (3*([.A15]+[.B15]))" office:value-type="float" office:value="0.222222222222222">
            <text:p>0.2222222222</text:p>
          </table:table-cell>
          <table:table-cell table:formula="of:=1/(10/(9*[.$B$6]*([.A15]+[.B15]))+[.A15])" office:value-type="float" office:value="0.0134094859697045">
            <text:p>0.013409486</text:p>
          </table:table-cell>
          <table:table-cell table:style-name="ce2" table:formula="of:=[.K15]*(-([.J15]/(3*[.$B$6]))*(8*COS(PI()*[.$F$8]*[.$A$6])+2*COS(PI()*[.$F$8]*[.$A$6])-10)+[.A15])" office:value-type="float" office:value="0.693054885150288">
            <text:p>0.6930548852</text:p>
          </table:table-cell>
          <table:table-cell table:formula="of:=[.K15]*(-([.J15]/(3*[.$B$6]))*(8*COS(PI()*[.$E$8]*[.$A$6])+2*COS(PI()*[.$E$8]*[.$A$6])-10)+[.A15])" office:value-type="float" office:value="1.99329525701515">
            <text:p>1.993295257</text:p>
          </table:table-cell>
          <table:table-cell table:formula="of:=([.K15]*[.J15]/(3*[.$B$6]))*(8*COS(PI()*[.$E$6]*[.$A$6])+2*COS(PI()*[.$E$6]*[.$A$6])^2)" office:value-type="float" office:value="0.993295257015148">
            <text:p>0.993295257</text:p>
          </table:table-cell>
          <table:table-cell table:formula="of:=[.M15]/[.L15]" office:value-type="float" office:value="2.87610014693556">
            <text:p>2.8761001469</text:p>
          </table:table-cell>
          <table:table-cell table:formula="of:=([.K15]*[.J15]/(3*[.$B$6]))*(8*COS(PI()*[.$F$6]*[.$A$6])+2*COS(PI()*[.$F$6]*[.$A$6])^2)" office:value-type="float" office:value="4.86574342844739E-017">
            <text:p>4.86574342844739E-017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6]/[.B16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6:.H16])" office:value-type="float" office:value="6.27666666666667">
            <text:p>6.2766666667</text:p>
          </table:table-cell>
          <table:table-cell table:formula="of:= 1 / (3*([.A16]+[.B16]))" office:value-type="float" office:value="0.19047619047619">
            <text:p>0.1904761905</text:p>
          </table:table-cell>
          <table:table-cell table:formula="of:=1/(10/(9*[.$B$6]*([.A16]+[.B16]))+[.A16])" office:value-type="float" office:value="0.0155661251467046">
            <text:p>0.0155661251</text:p>
          </table:table-cell>
          <table:table-cell table:style-name="ce2" table:formula="of:=[.K16]*(-([.J16]/(3*[.$B$6]))*(8*COS(PI()*[.$F$8]*[.$A$6])+2*COS(PI()*[.$F$8]*[.$A$6])-10)+[.A16])" office:value-type="float" office:value="0.694590653530227">
            <text:p>0.6945906535</text:p>
          </table:table-cell>
          <table:table-cell table:formula="of:=[.K16]*(-([.J16]/(3*[.$B$6]))*(8*COS(PI()*[.$E$8]*[.$A$6])+2*COS(PI()*[.$E$8]*[.$A$6])-10)+[.A16])" office:value-type="float" office:value="1.98832540613997">
            <text:p>1.9883254061</text:p>
          </table:table-cell>
          <table:table-cell table:formula="of:=([.K16]*[.J16]/(3*[.$B$6]))*(8*COS(PI()*[.$E$6]*[.$A$6])+2*COS(PI()*[.$E$6]*[.$A$6])^2)" office:value-type="float" office:value="0.988325406139971">
            <text:p>0.9883254061</text:p>
          </table:table-cell>
          <table:table-cell table:formula="of:=[.M16]/[.L16]" office:value-type="float" office:value="2.86258589290598">
            <text:p>2.8625858929</text:p>
          </table:table-cell>
          <table:table-cell table:formula="of:=([.K16]*[.J16]/(3*[.$B$6]))*(8*COS(PI()*[.$F$6]*[.$A$6])+2*COS(PI()*[.$F$6]*[.$A$6])^2)" office:value-type="float" office:value="4.8413981805813E-017">
            <text:p>4.8413981805813E-01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7]/[.B17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7:.H17])" office:value-type="float" office:value="4.18333333333333">
            <text:p>4.1833333333</text:p>
          </table:table-cell>
          <table:table-cell table:formula="of:= 1 / (3*([.A17]+[.B17]))" office:value-type="float" office:value="0.166666666666667">
            <text:p>0.1666666667</text:p>
          </table:table-cell>
          <table:table-cell table:formula="of:=1/(10/(9*[.$B$6]*([.A17]+[.B17]))+[.A17])" office:value-type="float" office:value="0.0176817288801572">
            <text:p>0.0176817289</text:p>
          </table:table-cell>
          <table:table-cell table:style-name="ce2" table:formula="of:=[.K17]*(-([.J17]/(3*[.$B$6]))*(8*COS(PI()*[.$F$8]*[.$A$6])+2*COS(PI()*[.$F$8]*[.$A$6])-10)+[.A17])" office:value-type="float" office:value="0.696446960338951">
            <text:p>0.6964469603</text:p>
          </table:table-cell>
          <table:table-cell table:formula="of:=[.K17]*(-([.J17]/(3*[.$B$6]))*(8*COS(PI()*[.$E$8]*[.$A$6])+2*COS(PI()*[.$E$8]*[.$A$6])-10)+[.A17])" office:value-type="float" office:value="1.98231827111984">
            <text:p>1.9823182711</text:p>
          </table:table-cell>
          <table:table-cell table:formula="of:=([.K17]*[.J17]/(3*[.$B$6]))*(8*COS(PI()*[.$E$6]*[.$A$6])+2*COS(PI()*[.$E$6]*[.$A$6])^2)" office:value-type="float" office:value="0.982318271119843">
            <text:p>0.9823182711</text:p>
          </table:table-cell>
          <table:table-cell table:formula="of:=[.M17]/[.L17]" office:value-type="float" office:value="2.8463305664441">
            <text:p>2.8463305664</text:p>
          </table:table-cell>
          <table:table-cell table:formula="of:=([.K17]*[.J17]/(3*[.$B$6]))*(8*COS(PI()*[.$F$6]*[.$A$6])+2*COS(PI()*[.$F$6]*[.$A$6])^2)" office:value-type="float" office:value="4.81197170588351E-017">
            <text:p>4.81197170588351E-01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8]/[.B18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8:.H18])" office:value-type="float" office:value="2.24333333333333">
            <text:p>2.2433333333</text:p>
          </table:table-cell>
          <table:table-cell table:formula="of:= 1 / (3*([.A18]+[.B18]))" office:value-type="float" office:value="0.133333333333333">
            <text:p>0.1333333333</text:p>
          </table:table-cell>
          <table:table-cell table:formula="of:=1/(10/(9*[.$B$6]*([.A18]+[.B18]))+[.A18])" office:value-type="float" office:value="0.0217654171704958">
            <text:p>0.0217654172</text:p>
          </table:table-cell>
          <table:table-cell table:style-name="ce2" table:formula="of:=[.K18]*(-([.J18]/(3*[.$B$6]))*(8*COS(PI()*[.$F$8]*[.$A$6])+2*COS(PI()*[.$F$8]*[.$A$6])-10)+[.A18])" office:value-type="float" office:value="0.701071831318068">
            <text:p>0.7010718313</text:p>
          </table:table-cell>
          <table:table-cell table:formula="of:=[.K18]*(-([.J18]/(3*[.$B$6]))*(8*COS(PI()*[.$E$8]*[.$A$6])+2*COS(PI()*[.$E$8]*[.$A$6])-10)+[.A18])" office:value-type="float" office:value="1.96735187424426">
            <text:p>1.9673518742</text:p>
          </table:table-cell>
          <table:table-cell table:formula="of:=([.K18]*[.J18]/(3*[.$B$6]))*(8*COS(PI()*[.$E$6]*[.$A$6])+2*COS(PI()*[.$E$6]*[.$A$6])^2)" office:value-type="float" office:value="0.967351874244256">
            <text:p>0.9673518742</text:p>
          </table:table-cell>
          <table:table-cell table:formula="of:=[.M18]/[.L18]" office:value-type="float" office:value="2.80620584989913">
            <text:p>2.8062058499</text:p>
          </table:table-cell>
          <table:table-cell table:formula="of:=([.K18]*[.J18]/(3*[.$B$6]))*(8*COS(PI()*[.$F$6]*[.$A$6])+2*COS(PI()*[.$F$6]*[.$A$6])^2)" office:value-type="float" office:value="4.73865750576969E-017">
            <text:p>4.73865750576969E-0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9]/[.B19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9:.H19])" office:value-type="float" office:value="1.41333333333333">
            <text:p>1.4133333333</text:p>
          </table:table-cell>
          <table:table-cell table:formula="of:= 1 / (3*([.A19]+[.B19]))" office:value-type="float" office:value="0.111111111111111">
            <text:p>0.1111111111</text:p>
          </table:table-cell>
          <table:table-cell table:formula="of:=1/(10/(9*[.$B$6]*([.A19]+[.B19]))+[.A19])" office:value-type="float" office:value="0.0256166982922201">
            <text:p>0.0256166983</text:p>
          </table:table-cell>
          <table:table-cell table:style-name="ce2" table:formula="of:=[.K19]*(-([.J19]/(3*[.$B$6]))*(8*COS(PI()*[.$F$8]*[.$A$6])+2*COS(PI()*[.$F$8]*[.$A$6])-10)+[.A19])" office:value-type="float" office:value="0.706814995849196">
            <text:p>0.7068149958</text:p>
          </table:table-cell>
          <table:table-cell table:formula="of:=[.K19]*(-([.J19]/(3*[.$B$6]))*(8*COS(PI()*[.$E$8]*[.$A$6])+2*COS(PI()*[.$E$8]*[.$A$6])-10)+[.A19])" office:value-type="float" office:value="1.94876660341556">
            <text:p>1.9487666034</text:p>
          </table:table-cell>
          <table:table-cell table:formula="of:=([.K19]*[.J19]/(3*[.$B$6]))*(8*COS(PI()*[.$E$6]*[.$A$6])+2*COS(PI()*[.$E$6]*[.$A$6])^2)" office:value-type="float" office:value="0.94876660341556">
            <text:p>0.9487666034</text:p>
          </table:table-cell>
          <table:table-cell table:formula="of:=[.M19]/[.L19]" office:value-type="float" office:value="2.75710987296504">
            <text:p>2.757109873</text:p>
          </table:table-cell>
          <table:table-cell table:formula="of:=([.K19]*[.J19]/(3*[.$B$6]))*(8*COS(PI()*[.$F$6]*[.$A$6])+2*COS(PI()*[.$F$6]*[.$A$6])^2)" office:value-type="float" office:value="4.64761593604309E-017">
            <text:p>4.64761593604309E-017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20]/[.B20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20:.H20])" office:value-type="float" office:value="0.986666666666667">
            <text:p>0.9866666667</text:p>
          </table:table-cell>
          <table:table-cell table:formula="of:= 1 / (3*([.A20]+[.B20]))" office:value-type="float" office:value="0.0952380952380952">
            <text:p>0.0952380952</text:p>
          </table:table-cell>
          <table:table-cell table:formula="of:=1/(10/(9*[.$B$6]*([.A20]+[.B20]))+[.A20])" office:value-type="float" office:value="0.0292004634994206">
            <text:p>0.0292004635</text:p>
          </table:table-cell>
          <table:table-cell table:style-name="ce2" table:formula="of:=[.K20]*(-([.J20]/(3*[.$B$6]))*(8*COS(PI()*[.$F$8]*[.$A$6])+2*COS(PI()*[.$F$8]*[.$A$6])-10)+[.A20])" office:value-type="float" office:value="0.713541604287418">
            <text:p>0.7135416043</text:p>
          </table:table-cell>
          <table:table-cell table:formula="of:=[.K20]*(-([.J20]/(3*[.$B$6]))*(8*COS(PI()*[.$E$8]*[.$A$6])+2*COS(PI()*[.$E$8]*[.$A$6])-10)+[.A20])" office:value-type="float" office:value="1.92699884125145">
            <text:p>1.9269988413</text:p>
          </table:table-cell>
          <table:table-cell table:formula="of:=([.K20]*[.J20]/(3*[.$B$6]))*(8*COS(PI()*[.$E$6]*[.$A$6])+2*COS(PI()*[.$E$6]*[.$A$6])^2)" office:value-type="float" office:value="0.926998841251448">
            <text:p>0.9269988413</text:p>
          </table:table-cell>
          <table:table-cell table:formula="of:=[.M20]/[.L20]" office:value-type="float" office:value="2.70061175083947">
            <text:p>2.7006117508</text:p>
          </table:table-cell>
          <table:table-cell table:formula="of:=([.K20]*[.J20]/(3*[.$B$6]))*(8*COS(PI()*[.$F$6]*[.$A$6])+2*COS(PI()*[.$F$6]*[.$A$6])^2)" office:value-type="float" office:value="4.54098465500757E-017">
            <text:p>4.54098465500757E-0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21]/[.B21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21:.H21])" office:value-type="float" office:value="0.723333333333333">
            <text:p>0.7233333333</text:p>
          </table:table-cell>
          <table:table-cell table:formula="of:= 1 / (3*([.A21]+[.B21]))" office:value-type="float" office:value="0.0833333333333333">
            <text:p>0.0833333333</text:p>
          </table:table-cell>
          <table:table-cell table:formula="of:=1/(10/(9*[.$B$6]*([.A21]+[.B21]))+[.A21])" office:value-type="float" office:value="0.0324909747292419">
            <text:p>0.0324909747</text:p>
          </table:table-cell>
          <table:table-cell table:style-name="ce2" table:formula="of:=[.K21]*(-([.J21]/(3*[.$B$6]))*(8*COS(PI()*[.$F$8]*[.$A$6])+2*COS(PI()*[.$F$8]*[.$A$6])-10)+[.A21])" office:value-type="float" office:value="0.721103795690481">
            <text:p>0.7211037957</text:p>
          </table:table-cell>
          <table:table-cell table:formula="of:=[.K21]*(-([.J21]/(3*[.$B$6]))*(8*COS(PI()*[.$E$8]*[.$A$6])+2*COS(PI()*[.$E$8]*[.$A$6])-10)+[.A21])" office:value-type="float" office:value="1.90252707581227">
            <text:p>1.9025270758</text:p>
          </table:table-cell>
          <table:table-cell table:formula="of:=([.K21]*[.J21]/(3*[.$B$6]))*(8*COS(PI()*[.$E$6]*[.$A$6])+2*COS(PI()*[.$E$6]*[.$A$6])^2)" office:value-type="float" office:value="0.902527075812274">
            <text:p>0.9025270758</text:p>
          </table:table-cell>
          <table:table-cell table:formula="of:=[.M21]/[.L21]" office:value-type="float" office:value="2.63835398895736">
            <text:p>2.638353989</text:p>
          </table:table-cell>
          <table:table-cell table:formula="of:=([.K21]*[.J21]/(3*[.$B$6]))*(8*COS(PI()*[.$F$6]*[.$A$6])+2*COS(PI()*[.$F$6]*[.$A$6])^2)" office:value-type="float" office:value="4.42110757814929E-017">
            <text:p>4.42110757814929E-017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2]/[.B22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2:.H22])" office:value-type="float" office:value="0.576666666666667">
            <text:p>0.5766666667</text:p>
          </table:table-cell>
          <table:table-cell table:formula="of:= 1 / (3*([.A22]+[.B22]))" office:value-type="float" office:value="0.0740740740740741">
            <text:p>0.0740740741</text:p>
          </table:table-cell>
          <table:table-cell table:formula="of:=1/(10/(9*[.$B$6]*([.A22]+[.B22]))+[.A22])" office:value-type="float" office:value="0.0354718633676374">
            <text:p>0.0354718634</text:p>
          </table:table-cell>
          <table:table-cell table:style-name="ce2" table:formula="of:=[.K22]*(-([.J22]/(3*[.$B$6]))*(8*COS(PI()*[.$F$8]*[.$A$6])+2*COS(PI()*[.$F$8]*[.$A$6])-10)+[.A22])" office:value-type="float" office:value="0.729347935734664">
            <text:p>0.7293479357</text:p>
          </table:table-cell>
          <table:table-cell table:formula="of:=[.K22]*(-([.J22]/(3*[.$B$6]))*(8*COS(PI()*[.$E$8]*[.$A$6])+2*COS(PI()*[.$E$8]*[.$A$6])-10)+[.A22])" office:value-type="float" office:value="1.87584847821327">
            <text:p>1.8758484782</text:p>
          </table:table-cell>
          <table:table-cell table:formula="of:=([.K22]*[.J22]/(3*[.$B$6]))*(8*COS(PI()*[.$E$6]*[.$A$6])+2*COS(PI()*[.$E$6]*[.$A$6])^2)" office:value-type="float" office:value="0.875848478213269">
            <text:p>0.8758484782</text:p>
          </table:table-cell>
          <table:table-cell table:formula="of:=[.M22]/[.L22]" office:value-type="float" office:value="2.57195281744885">
            <text:p>2.5719528174</text:p>
          </table:table-cell>
          <table:table-cell table:formula="of:=([.K22]*[.J22]/(3*[.$B$6]))*(8*COS(PI()*[.$F$6]*[.$A$6])+2*COS(PI()*[.$F$6]*[.$A$6])^2)" office:value-type="float" office:value="4.29042014152784E-017">
            <text:p>4.29042014152784E-0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3]/[.B23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3:.H23])" office:value-type="float" office:value="0.45">
            <text:p>0.45</text:p>
          </table:table-cell>
          <table:table-cell table:formula="of:= 1 / (3*([.A23]+[.B23]))" office:value-type="float" office:value="0.0666666666666667">
            <text:p>0.0666666667</text:p>
          </table:table-cell>
          <table:table-cell table:formula="of:=1/(10/(9*[.$B$6]*([.A23]+[.B23]))+[.A23])" office:value-type="float" office:value="0.038135593220339">
            <text:p>0.0381355932</text:p>
          </table:table-cell>
          <table:table-cell table:style-name="ce2" table:formula="of:=[.K23]*(-([.J23]/(3*[.$B$6]))*(8*COS(PI()*[.$F$8]*[.$A$6])+2*COS(PI()*[.$F$8]*[.$A$6])-10)+[.A23])" office:value-type="float" office:value="0.738121191207672">
            <text:p>0.7381211912</text:p>
          </table:table-cell>
          <table:table-cell table:formula="of:=[.K23]*(-([.J23]/(3*[.$B$6]))*(8*COS(PI()*[.$E$8]*[.$A$6])+2*COS(PI()*[.$E$8]*[.$A$6])-10)+[.A23])" office:value-type="float" office:value="1.84745762711864">
            <text:p>1.8474576271</text:p>
          </table:table-cell>
          <table:table-cell table:formula="of:=([.K23]*[.J23]/(3*[.$B$6]))*(8*COS(PI()*[.$E$6]*[.$A$6])+2*COS(PI()*[.$E$6]*[.$A$6])^2)" office:value-type="float" office:value="0.847457627118644">
            <text:p>0.8474576271</text:p>
          </table:table-cell>
          <table:table-cell table:formula="of:=[.M23]/[.L23]" office:value-type="float" office:value="2.50291909936353">
            <text:p>2.5029190994</text:p>
          </table:table-cell>
          <table:table-cell table:formula="of:=([.K23]*[.J23]/(3*[.$B$6]))*(8*COS(PI()*[.$F$6]*[.$A$6])+2*COS(PI()*[.$F$6]*[.$A$6])^2)" office:value-type="float" office:value="4.15134508185544E-017">
            <text:p>4.15134508185544E-01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4]/[.B24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4:.H24])" office:value-type="float" office:value="0.363333333333333">
            <text:p>0.3633333333</text:p>
          </table:table-cell>
          <table:table-cell table:formula="of:= 1 / (3*([.A24]+[.B24]))" office:value-type="float" office:value="0.0606060606060606">
            <text:p>0.0606060606</text:p>
          </table:table-cell>
          <table:table-cell table:formula="of:=1/(10/(9*[.$B$6]*([.A24]+[.B24]))+[.A24])" office:value-type="float" office:value="0.0404825189122879">
            <text:p>0.0404825189</text:p>
          </table:table-cell>
          <table:table-cell table:style-name="ce2" table:formula="of:=[.K24]*(-([.J24]/(3*[.$B$6]))*(8*COS(PI()*[.$F$8]*[.$A$6])+2*COS(PI()*[.$F$8]*[.$A$6])-10)+[.A24])" office:value-type="float" office:value="0.747277044060562">
            <text:p>0.7472770441</text:p>
          </table:table-cell>
          <table:table-cell table:formula="of:=[.K24]*(-([.J24]/(3*[.$B$6]))*(8*COS(PI()*[.$E$8]*[.$A$6])+2*COS(PI()*[.$E$8]*[.$A$6])-10)+[.A24])" office:value-type="float" office:value="1.81782866489471">
            <text:p>1.8178286649</text:p>
          </table:table-cell>
          <table:table-cell table:formula="of:=([.K24]*[.J24]/(3*[.$B$6]))*(8*COS(PI()*[.$E$6]*[.$A$6])+2*COS(PI()*[.$E$6]*[.$A$6])^2)" office:value-type="float" office:value="0.817828664894705">
            <text:p>0.8178286649</text:p>
          </table:table-cell>
          <table:table-cell table:formula="of:=[.M24]/[.L24]" office:value-type="float" office:value="2.4326033822971">
            <text:p>2.4326033823</text:p>
          </table:table-cell>
          <table:table-cell table:formula="of:=([.K24]*[.J24]/(3*[.$B$6]))*(8*COS(PI()*[.$F$6]*[.$A$6])+2*COS(PI()*[.$F$6]*[.$A$6])^2)" office:value-type="float" office:value="4.00620502685701E-017">
            <text:p>4.00620502685701E-0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5]/[.B25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5:.H25])" office:value-type="float" office:value="0.306666666666667">
            <text:p>0.3066666667</text:p>
          </table:table-cell>
          <table:table-cell table:formula="of:= 1 / (3*([.A25]+[.B25]))" office:value-type="float" office:value="0.0555555555555556">
            <text:p>0.0555555556</text:p>
          </table:table-cell>
          <table:table-cell table:formula="of:=1/(10/(9*[.$B$6]*([.A25]+[.B25]))+[.A25])" office:value-type="float" office:value="0.0425196850393701">
            <text:p>0.042519685</text:p>
          </table:table-cell>
          <table:table-cell table:style-name="ce2" table:formula="of:=[.K25]*(-([.J25]/(3*[.$B$6]))*(8*COS(PI()*[.$F$8]*[.$A$6])+2*COS(PI()*[.$F$8]*[.$A$6])-10)+[.A25])" office:value-type="float" office:value="0.75667953198823">
            <text:p>0.756679532</text:p>
          </table:table-cell>
          <table:table-cell table:formula="of:=[.K25]*(-([.J25]/(3*[.$B$6]))*(8*COS(PI()*[.$E$8]*[.$A$6])+2*COS(PI()*[.$E$8]*[.$A$6])-10)+[.A25])" office:value-type="float" office:value="1.78740157480315">
            <text:p>1.7874015748</text:p>
          </table:table-cell>
          <table:table-cell table:formula="of:=([.K25]*[.J25]/(3*[.$B$6]))*(8*COS(PI()*[.$E$6]*[.$A$6])+2*COS(PI()*[.$E$6]*[.$A$6])^2)" office:value-type="float" office:value="0.78740157480315">
            <text:p>0.7874015748</text:p>
          </table:table-cell>
          <table:table-cell table:formula="of:=[.M25]/[.L25]" office:value-type="float" office:value="2.36216456140504">
            <text:p>2.3621645614</text:p>
          </table:table-cell>
          <table:table-cell table:formula="of:=([.K25]*[.J25]/(3*[.$B$6]))*(8*COS(PI()*[.$F$6]*[.$A$6])+2*COS(PI()*[.$F$6]*[.$A$6])^2)" office:value-type="float" office:value="3.85715527290505E-017">
            <text:p>3.85715527290505E-017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6]/[.B26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6:.H26])" office:value-type="float" office:value="0.27">
            <text:p>0.27</text:p>
          </table:table-cell>
          <table:table-cell table:formula="of:= 1 / (3*([.A26]+[.B26]))" office:value-type="float" office:value="0.0512820512820513">
            <text:p>0.0512820513</text:p>
          </table:table-cell>
          <table:table-cell table:formula="of:=1/(10/(9*[.$B$6]*([.A26]+[.B26]))+[.A26])" office:value-type="float" office:value="0.0442595044448648">
            <text:p>0.0442595044</text:p>
          </table:table-cell>
          <table:table-cell table:style-name="ce2" table:formula="of:=[.K26]*(-([.J26]/(3*[.$B$6]))*(8*COS(PI()*[.$F$8]*[.$A$6])+2*COS(PI()*[.$F$8]*[.$A$6])-10)+[.A26])" office:value-type="float" office:value="0.766206170323475">
            <text:p>0.7662061703</text:p>
          </table:table-cell>
          <table:table-cell table:formula="of:=[.K26]*(-([.J26]/(3*[.$B$6]))*(8*COS(PI()*[.$E$8]*[.$A$6])+2*COS(PI()*[.$E$8]*[.$A$6])-10)+[.A26])" office:value-type="float" office:value="1.75657272555324">
            <text:p>1.7565727256</text:p>
          </table:table-cell>
          <table:table-cell table:formula="of:=([.K26]*[.J26]/(3*[.$B$6]))*(8*COS(PI()*[.$E$6]*[.$A$6])+2*COS(PI()*[.$E$6]*[.$A$6])^2)" office:value-type="float" office:value="0.756572725553244">
            <text:p>0.7565727256</text:p>
          </table:table-cell>
          <table:table-cell table:formula="of:=[.M26]/[.L26]" office:value-type="float" office:value="2.29255883545242">
            <text:p>2.2925588355</text:p>
          </table:table-cell>
          <table:table-cell table:formula="of:=([.K26]*[.J26]/(3*[.$B$6]))*(8*COS(PI()*[.$F$6]*[.$A$6])+2*COS(PI()*[.$F$6]*[.$A$6])^2)" office:value-type="float" office:value="3.70613746668387E-017">
            <text:p>3.70613746668387E-0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7]/[.B27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7:.H27])" office:value-type="float" office:value="0.236666666666667">
            <text:p>0.2366666667</text:p>
          </table:table-cell>
          <table:table-cell table:formula="of:= 1 / (3*([.A27]+[.B27]))" office:value-type="float" office:value="0.0476190476190476">
            <text:p>0.0476190476</text:p>
          </table:table-cell>
          <table:table-cell table:formula="of:=1/(10/(9*[.$B$6]*([.A27]+[.B27]))+[.A27])" office:value-type="float" office:value="0.0457184325108853">
            <text:p>0.0457184325</text:p>
          </table:table-cell>
          <table:table-cell table:style-name="ce2" table:formula="of:=[.K27]*(-([.J27]/(3*[.$B$6]))*(8*COS(PI()*[.$F$8]*[.$A$6])+2*COS(PI()*[.$F$8]*[.$A$6])-10)+[.A27])" office:value-type="float" office:value="0.775749641237338">
            <text:p>0.7757496412</text:p>
          </table:table-cell>
          <table:table-cell table:formula="of:=[.K27]*(-([.J27]/(3*[.$B$6]))*(8*COS(PI()*[.$E$8]*[.$A$6])+2*COS(PI()*[.$E$8]*[.$A$6])-10)+[.A27])" office:value-type="float" office:value="1.72568940493469">
            <text:p>1.7256894049</text:p>
          </table:table-cell>
          <table:table-cell table:formula="of:=([.K27]*[.J27]/(3*[.$B$6]))*(8*COS(PI()*[.$E$6]*[.$A$6])+2*COS(PI()*[.$E$6]*[.$A$6])^2)" office:value-type="float" office:value="0.725689404934688">
            <text:p>0.7256894049</text:p>
          </table:table-cell>
          <table:table-cell table:formula="of:=[.M27]/[.L27]" office:value-type="float" office:value="2.22454425139298">
            <text:p>2.2245442514</text:p>
          </table:table-cell>
          <table:table-cell table:formula="of:=([.K27]*[.J27]/(3*[.$B$6]))*(8*COS(PI()*[.$F$6]*[.$A$6])+2*COS(PI()*[.$F$6]*[.$A$6])^2)" office:value-type="float" office:value="3.55485282771365E-017">
            <text:p>3.55485282771365E-017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8]/[.B28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8:.H28])" office:value-type="float" office:value="0.21">
            <text:p>0.21</text:p>
          </table:table-cell>
          <table:table-cell table:formula="of:= 1 / (3*([.A28]+[.B28]))" office:value-type="float" office:value="0.0444444444444444">
            <text:p>0.0444444444</text:p>
          </table:table-cell>
          <table:table-cell table:formula="of:=1/(10/(9*[.$B$6]*([.A28]+[.B28]))+[.A28])" office:value-type="float" office:value="0.0469157254561251">
            <text:p>0.0469157255</text:p>
          </table:table-cell>
          <table:table-cell table:style-name="ce2" table:formula="of:=[.K28]*(-([.J28]/(3*[.$B$6]))*(8*COS(PI()*[.$F$8]*[.$A$6])+2*COS(PI()*[.$F$8]*[.$A$6])-10)+[.A28])" office:value-type="float" office:value="0.785218422675971">
            <text:p>0.7852184227</text:p>
          </table:table-cell>
          <table:table-cell table:formula="of:=[.K28]*(-([.J28]/(3*[.$B$6]))*(8*COS(PI()*[.$E$8]*[.$A$6])+2*COS(PI()*[.$E$8]*[.$A$6])-10)+[.A28])" office:value-type="float" office:value="1.69504778453519">
            <text:p>1.6950477845</text:p>
          </table:table-cell>
          <table:table-cell table:formula="of:=([.K28]*[.J28]/(3*[.$B$6]))*(8*COS(PI()*[.$E$6]*[.$A$6])+2*COS(PI()*[.$E$6]*[.$A$6])^2)" office:value-type="float" office:value="0.695047784535187">
            <text:p>0.6950477845</text:p>
          </table:table-cell>
          <table:table-cell table:formula="of:=[.M28]/[.L28]" office:value-type="float" office:value="2.15869589350512">
            <text:p>2.1586958935</text:p>
          </table:table-cell>
          <table:table-cell table:formula="of:=([.K28]*[.J28]/(3*[.$B$6]))*(8*COS(PI()*[.$F$6]*[.$A$6])+2*COS(PI()*[.$F$6]*[.$A$6])^2)" office:value-type="float" office:value="3.4047521783419E-017">
            <text:p>3.4047521783419E-01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9]/[.B29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9:.H29])" office:value-type="float" office:value="0.186666666666667">
            <text:p>0.1866666667</text:p>
          </table:table-cell>
          <table:table-cell table:formula="of:= 1 / (3*([.A29]+[.B29]))" office:value-type="float" office:value="0.0416666666666667">
            <text:p>0.0416666667</text:p>
          </table:table-cell>
          <table:table-cell table:formula="of:=1/(10/(9*[.$B$6]*([.A29]+[.B29]))+[.A29])" office:value-type="float" office:value="0.0478723404255319">
            <text:p>0.0478723404</text:p>
          </table:table-cell>
          <table:table-cell table:style-name="ce2" table:formula="of:=[.K29]*(-([.J29]/(3*[.$B$6]))*(8*COS(PI()*[.$F$8]*[.$A$6])+2*COS(PI()*[.$F$8]*[.$A$6])-10)+[.A29])" office:value-type="float" office:value="0.794536572888998">
            <text:p>0.7945365729</text:p>
          </table:table-cell>
          <table:table-cell table:formula="of:=[.K29]*(-([.J29]/(3*[.$B$6]))*(8*COS(PI()*[.$E$8]*[.$A$6])+2*COS(PI()*[.$E$8]*[.$A$6])-10)+[.A29])" office:value-type="float" office:value="1.66489361702128">
            <text:p>1.664893617</text:p>
          </table:table-cell>
          <table:table-cell table:formula="of:=([.K29]*[.J29]/(3*[.$B$6]))*(8*COS(PI()*[.$E$6]*[.$A$6])+2*COS(PI()*[.$E$6]*[.$A$6])^2)" office:value-type="float" office:value="0.664893617021277">
            <text:p>0.664893617</text:p>
          </table:table-cell>
          <table:table-cell table:formula="of:=[.M29]/[.L29]" office:value-type="float" office:value="2.09542728910211">
            <text:p>2.0954272891</text:p>
          </table:table-cell>
          <table:table-cell table:formula="of:=([.K29]*[.J29]/(3*[.$B$6]))*(8*COS(PI()*[.$F$6]*[.$A$6])+2*COS(PI()*[.$F$6]*[.$A$6])^2)" office:value-type="float" office:value="3.25703935943445E-017">
            <text:p>3.25703935943445E-0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0]/[.B30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30:.H30])" office:value-type="float" office:value="0.15">
            <text:p>0.15</text:p>
          </table:table-cell>
          <table:table-cell table:formula="of:= 1 / (3*([.A30]+[.B30]))" office:value-type="float" office:value="0.037037037037037">
            <text:p>0.037037037</text:p>
          </table:table-cell>
          <table:table-cell table:formula="of:=1/(10/(9*[.$B$6]*([.A30]+[.B30]))+[.A30])" office:value-type="float" office:value="0.0491504854368932">
            <text:p>0.0491504854</text:p>
          </table:table-cell>
          <table:table-cell table:style-name="ce2" table:formula="of:=[.K30]*(-([.J30]/(3*[.$B$6]))*(8*COS(PI()*[.$F$8]*[.$A$6])+2*COS(PI()*[.$F$8]*[.$A$6])-10)+[.A30])" office:value-type="float" office:value="0.812489687879279">
            <text:p>0.8124896879</text:p>
          </table:table-cell>
          <table:table-cell table:formula="of:=[.K30]*(-([.J30]/(3*[.$B$6]))*(8*COS(PI()*[.$E$8]*[.$A$6])+2*COS(PI()*[.$E$8]*[.$A$6])-10)+[.A30])" office:value-type="float" office:value="1.60679611650485">
            <text:p>1.6067961165</text:p>
          </table:table-cell>
          <table:table-cell table:formula="of:=([.K30]*[.J30]/(3*[.$B$6]))*(8*COS(PI()*[.$E$6]*[.$A$6])+2*COS(PI()*[.$E$6]*[.$A$6])^2)" office:value-type="float" office:value="0.606796116504854">
            <text:p>0.6067961165</text:p>
          </table:table-cell>
          <table:table-cell table:formula="of:=[.M30]/[.L30]" office:value-type="float" office:value="1.9776203199561">
            <text:p>1.97762032</text:p>
          </table:table-cell>
          <table:table-cell table:formula="of:=([.K30]*[.J30]/(3*[.$B$6]))*(8*COS(PI()*[.$F$6]*[.$A$6])+2*COS(PI()*[.$F$6]*[.$A$6])^2)" office:value-type="float" office:value="2.97244368725086E-017">
            <text:p>2.97244368725086E-01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31]/[.B31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31:.H31])" office:value-type="float" office:value="0.13">
            <text:p>0.13</text:p>
          </table:table-cell>
          <table:table-cell table:formula="of:= 1 / (3*([.A31]+[.B31]))" office:value-type="float" office:value="0.0333333333333333">
            <text:p>0.0333333333</text:p>
          </table:table-cell>
          <table:table-cell table:formula="of:=1/(10/(9*[.$B$6]*([.A31]+[.B31]))+[.A31])" office:value-type="float" office:value="0.0497237569060774">
            <text:p>0.0497237569</text:p>
          </table:table-cell>
          <table:table-cell table:style-name="ce2" table:formula="of:=[.K31]*(-([.J31]/(3*[.$B$6]))*(8*COS(PI()*[.$F$8]*[.$A$6])+2*COS(PI()*[.$F$8]*[.$A$6])-10)+[.A31])" office:value-type="float" office:value="0.829272378798372">
            <text:p>0.8292723788</text:p>
          </table:table-cell>
          <table:table-cell table:formula="of:=[.K31]*(-([.J31]/(3*[.$B$6]))*(8*COS(PI()*[.$E$8]*[.$A$6])+2*COS(PI()*[.$E$8]*[.$A$6])-10)+[.A31])" office:value-type="float" office:value="1.5524861878453">
            <text:p>1.5524861878</text:p>
          </table:table-cell>
          <table:table-cell table:formula="of:=([.K31]*[.J31]/(3*[.$B$6]))*(8*COS(PI()*[.$E$6]*[.$A$6])+2*COS(PI()*[.$E$6]*[.$A$6])^2)" office:value-type="float" office:value="0.552486187845304">
            <text:p>0.5524861878</text:p>
          </table:table-cell>
          <table:table-cell table:formula="of:=[.M31]/[.L31]" office:value-type="float" office:value="1.87210647253787">
            <text:p>1.8721064725</text:p>
          </table:table-cell>
          <table:table-cell table:formula="of:=([.K31]*[.J31]/(3*[.$B$6]))*(8*COS(PI()*[.$F$6]*[.$A$6])+2*COS(PI()*[.$F$6]*[.$A$6])^2)" office:value-type="float" office:value="2.7064017660715E-017">
            <text:p>2.7064017660715E-0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2]/[.B32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2:.H32])" office:value-type="float" office:value="0.116666666666667">
            <text:p>0.1166666667</text:p>
          </table:table-cell>
          <table:table-cell table:formula="of:= 1 / (3*([.A32]+[.B32]))" office:value-type="float" office:value="0.0303030303030303">
            <text:p>0.0303030303</text:p>
          </table:table-cell>
          <table:table-cell table:formula="of:=1/(10/(9*[.$B$6]*([.A32]+[.B32]))+[.A32])" office:value-type="float" office:value="0.049748743718593">
            <text:p>0.0497487437</text:p>
          </table:table-cell>
          <table:table-cell table:style-name="ce2" table:formula="of:=[.K32]*(-([.J32]/(3*[.$B$6]))*(8*COS(PI()*[.$F$8]*[.$A$6])+2*COS(PI()*[.$F$8]*[.$A$6])-10)+[.A32])" office:value-type="float" office:value="0.844715078203544">
            <text:p>0.8447150782</text:p>
          </table:table-cell>
          <table:table-cell table:formula="of:=[.K32]*(-([.J32]/(3*[.$B$6]))*(8*COS(PI()*[.$E$8]*[.$A$6])+2*COS(PI()*[.$E$8]*[.$A$6])-10)+[.A32])" office:value-type="float" office:value="1.50251256281407">
            <text:p>1.5025125628</text:p>
          </table:table-cell>
          <table:table-cell table:formula="of:=([.K32]*[.J32]/(3*[.$B$6]))*(8*COS(PI()*[.$E$6]*[.$A$6])+2*COS(PI()*[.$E$6]*[.$A$6])^2)" office:value-type="float" office:value="0.50251256281407">
            <text:p>0.5025125628</text:p>
          </table:table-cell>
          <table:table-cell table:formula="of:=[.M32]/[.L32]" office:value-type="float" office:value="1.77872113518971">
            <text:p>1.7787211352</text:p>
          </table:table-cell>
          <table:table-cell table:formula="of:=([.K32]*[.J32]/(3*[.$B$6]))*(8*COS(PI()*[.$F$6]*[.$A$6])+2*COS(PI()*[.$F$6]*[.$A$6])^2)" office:value-type="float" office:value="2.46160160632634E-017">
            <text:p>2.46160160632634E-01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3]/[.B33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3:.H33])" office:value-type="float" office:value="0.0766666666666667">
            <text:p>0.0766666667</text:p>
          </table:table-cell>
          <table:table-cell table:formula="of:= 1 / (3*([.A33]+[.B33]))" office:value-type="float" office:value="0.0208333333333333">
            <text:p>0.0208333333</text:p>
          </table:table-cell>
          <table:table-cell table:formula="of:=1/(10/(9*[.$B$6]*([.A33]+[.B33]))+[.A33])" office:value-type="float" office:value="0.0455696202531646">
            <text:p>0.0455696203</text:p>
          </table:table-cell>
          <table:table-cell table:style-name="ce2" table:formula="of:=[.K33]*(-([.J33]/(3*[.$B$6]))*(8*COS(PI()*[.$F$8]*[.$A$6])+2*COS(PI()*[.$F$8]*[.$A$6])-10)+[.A33])" office:value-type="float" office:value="0.902209811906662">
            <text:p>0.9022098119</text:p>
          </table:table-cell>
          <table:table-cell table:formula="of:=[.K33]*(-([.J33]/(3*[.$B$6]))*(8*COS(PI()*[.$E$8]*[.$A$6])+2*COS(PI()*[.$E$8]*[.$A$6])-10)+[.A33])" office:value-type="float" office:value="1.31645569620253">
            <text:p>1.3164556962</text:p>
          </table:table-cell>
          <table:table-cell table:formula="of:=([.K33]*[.J33]/(3*[.$B$6]))*(8*COS(PI()*[.$E$6]*[.$A$6])+2*COS(PI()*[.$E$6]*[.$A$6])^2)" office:value-type="float" office:value="0.316455696202532">
            <text:p>0.3164556962</text:p>
          </table:table-cell>
          <table:table-cell table:formula="of:=[.M33]/[.L33]" office:value-type="float" office:value="1.45914584260665">
            <text:p>1.4591458426</text:p>
          </table:table-cell>
          <table:table-cell table:formula="of:=([.K33]*[.J33]/(3*[.$B$6]))*(8*COS(PI()*[.$F$6]*[.$A$6])+2*COS(PI()*[.$F$6]*[.$A$6])^2)" office:value-type="float" office:value="1.55018582170551E-017">
            <text:p>1.55018582170551E-0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4]/[.B34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4:.H34])" office:value-type="float" office:value="0.0466666666666667">
            <text:p>0.0466666667</text:p>
          </table:table-cell>
          <table:table-cell table:formula="of:= 1 / (3*([.A34]+[.B34]))" office:value-type="float" office:value="0.0158730158730159">
            <text:p>0.0158730159</text:p>
          </table:table-cell>
          <table:table-cell table:formula="of:=1/(10/(9*[.$B$6]*([.A34]+[.B34]))+[.A34])" office:value-type="float" office:value="0.0395397489539749">
            <text:p>0.039539749</text:p>
          </table:table-cell>
          <table:table-cell table:style-name="ce2" table:formula="of:=[.K34]*(-([.J34]/(3*[.$B$6]))*(8*COS(PI()*[.$F$8]*[.$A$6])+2*COS(PI()*[.$F$8]*[.$A$6])-10)+[.A34])" office:value-type="float" office:value="0.935352093226998">
            <text:p>0.9353520932</text:p>
          </table:table-cell>
          <table:table-cell table:formula="of:=[.K34]*(-([.J34]/(3*[.$B$6]))*(8*COS(PI()*[.$E$8]*[.$A$6])+2*COS(PI()*[.$E$8]*[.$A$6])-10)+[.A34])" office:value-type="float" office:value="1.2092050209205">
            <text:p>1.2092050209</text:p>
          </table:table-cell>
          <table:table-cell table:formula="of:=([.K34]*[.J34]/(3*[.$B$6]))*(8*COS(PI()*[.$E$6]*[.$A$6])+2*COS(PI()*[.$E$6]*[.$A$6])^2)" office:value-type="float" office:value="0.209205020920502">
            <text:p>0.2092050209</text:p>
          </table:table-cell>
          <table:table-cell table:formula="of:=[.M34]/[.L34]" office:value-type="float" office:value="1.29278057928828">
            <text:p>1.2927805793</text:p>
          </table:table-cell>
          <table:table-cell table:formula="of:=([.K34]*[.J34]/(3*[.$B$6]))*(8*COS(PI()*[.$F$6]*[.$A$6])+2*COS(PI()*[.$F$6]*[.$A$6])^2)" office:value-type="float" office:value="1.02480903694339E-017">
            <text:p>1.02480903694339E-01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5]/[.B35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5:.H35])" office:value-type="float" office:value="0.0233333333333333">
            <text:p>0.0233333333</text:p>
          </table:table-cell>
          <table:table-cell table:formula="of:= 1 / (3*([.A35]+[.B35]))" office:value-type="float" office:value="0.0065359477124183">
            <text:p>0.0065359477</text:p>
          </table:table-cell>
          <table:table-cell table:formula="of:=1/(10/(9*[.$B$6]*([.A35]+[.B35]))+[.A35])" office:value-type="float" office:value="0.0191649269311065">
            <text:p>0.0191649269</text:p>
          </table:table-cell>
          <table:table-cell table:style-name="ce2" table:formula="of:=[.K35]*(-([.J35]/(3*[.$B$6]))*(8*COS(PI()*[.$F$8]*[.$A$6])+2*COS(PI()*[.$F$8]*[.$A$6])-10)+[.A35])" office:value-type="float" office:value="0.987097411508353">
            <text:p>0.9870974115</text:p>
          </table:table-cell>
          <table:table-cell table:formula="of:=[.K35]*(-([.J35]/(3*[.$B$6]))*(8*COS(PI()*[.$E$8]*[.$A$6])+2*COS(PI()*[.$E$8]*[.$A$6])-10)+[.A35])" office:value-type="float" office:value="1.04175365344468">
            <text:p>1.0417536534</text:p>
          </table:table-cell>
          <table:table-cell table:formula="of:=([.K35]*[.J35]/(3*[.$B$6]))*(8*COS(PI()*[.$E$6]*[.$A$6])+2*COS(PI()*[.$E$6]*[.$A$6])^2)" office:value-type="float" office:value="0.0417536534446764">
            <text:p>0.0417536534</text:p>
          </table:table-cell>
          <table:table-cell table:formula="of:=[.M35]/[.L35]" office:value-type="float" office:value="1.0553706668654">
            <text:p>1.0553706669</text:p>
          </table:table-cell>
          <table:table-cell table:formula="of:=([.K35]*[.J35]/(3*[.$B$6]))*(8*COS(PI()*[.$F$6]*[.$A$6])+2*COS(PI()*[.$F$6]*[.$A$6])^2)" office:value-type="float" office:value="2.04533912174923E-018">
            <text:p>2.04533912174923E-01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6]/[.B36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6:.H36])" office:value-type="float" office:value="0.0233333333333333">
            <text:p>0.0233333333</text:p>
          </table:table-cell>
          <table:table-cell table:formula="of:= 1 / (3*([.A36]+[.B36]))" office:value-type="float" office:value="0.0033003300330033">
            <text:p>0.00330033</text:p>
          </table:table-cell>
          <table:table-cell table:formula="of:=1/(10/(9*[.$B$6]*([.A36]+[.B36]))+[.A36])" office:value-type="float" office:value="0.00989118607181719">
            <text:p>0.0098911861</text:p>
          </table:table-cell>
          <table:table-cell table:style-name="ce2" table:formula="of:=[.K36]*(-([.J36]/(3*[.$B$6]))*(8*COS(PI()*[.$F$8]*[.$A$6])+2*COS(PI()*[.$F$8]*[.$A$6])-10)+[.A36])" office:value-type="float" office:value="0.996637464696682">
            <text:p>0.9966374647</text:p>
          </table:table-cell>
          <table:table-cell table:formula="of:=[.K36]*(-([.J36]/(3*[.$B$6]))*(8*COS(PI()*[.$E$8]*[.$A$6])+2*COS(PI()*[.$E$8]*[.$A$6])-10)+[.A36])" office:value-type="float" office:value="1.01088139281828">
            <text:p>1.0108813928</text:p>
          </table:table-cell>
          <table:table-cell table:formula="of:=([.K36]*[.J36]/(3*[.$B$6]))*(8*COS(PI()*[.$E$6]*[.$A$6])+2*COS(PI()*[.$E$6]*[.$A$6])^2)" office:value-type="float" office:value="0.0108813928182807">
            <text:p>0.0108813928</text:p>
          </table:table-cell>
          <table:table-cell table:formula="of:=[.M36]/[.L36]" office:value-type="float" office:value="1.01429198542715">
            <text:p>1.0142919854</text:p>
          </table:table-cell>
          <table:table-cell table:formula="of:=([.K36]*[.J36]/(3*[.$B$6]))*(8*COS(PI()*[.$F$6]*[.$A$6])+2*COS(PI()*[.$F$6]*[.$A$6])^2)" office:value-type="float" office:value="5.330345154069E-019">
            <text:p>5.330345154069E-019</text:p>
          </table:table-cell>
        </table:table-row>
        <table:table-row table:style-name="ro1">
          <table:table-cell table:number-columns-repeated="11"/>
          <table:table-cell table:style-name="ce2"/>
          <table:table-cell table:number-columns-repeated="4"/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>
        <table:shapes>
          <draw:frame draw:z-index="0" draw:style-name="gr1" svg:width="7.8047in" svg:height="4.8705in" svg:x="3.5988in" svg:y="0.2102in">
            <draw:object draw:notify-on-update-of-ranges="Sheet2.A3:Sheet2.A65 Sheet2.B3:Sheet2.B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8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p</text:p>
          </table:table-cell>
          <table:table-cell office:value-type="string">
            <text:p>func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ABS(3*(8*COS(PI()*[.A3]*0.1)+2*COS(PI()*[.A3]*0.1)^2))"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BS(3*(8*COS(PI()*[.A4]*0.1)+2*COS(PI()*[.A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BS(3*(8*COS(PI()*[.A5]*0.1)+2*COS(PI()*[.A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BS(3*(8*COS(PI()*[.A6]*0.1)+2*COS(PI()*[.A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BS(3*(8*COS(PI()*[.A7]*0.1)+2*COS(PI()*[.A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BS(3*(8*COS(PI()*[.A8]*0.1)+2*COS(PI()*[.A8]*0.1)^2))" office:value-type="float" office:value="1.46957615897682E-015">
            <text:p>1.46957615897682E-01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BS(3*(8*COS(PI()*[.A9]*0.1)+2*COS(PI()*[.A9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BS(3*(8*COS(PI()*[.A10]*0.1)+2*COS(PI()*[.A1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BS(3*(8*COS(PI()*[.A11]*0.1)+2*COS(PI()*[.A1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BS(3*(8*COS(PI()*[.A12]*0.1)+2*COS(PI()*[.A1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BS(3*(8*COS(PI()*[.A13]*0.1)+2*COS(PI()*[.A13]*0.1)^2))" office:value-type="float" office:value="18">
            <text:p>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BS(3*(8*COS(PI()*[.A14]*0.1)+2*COS(PI()*[.A1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BS(3*(8*COS(PI()*[.A15]*0.1)+2*COS(PI()*[.A1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BS(3*(8*COS(PI()*[.A16]*0.1)+2*COS(PI()*[.A1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BS(3*(8*COS(PI()*[.A17]*0.1)+2*COS(PI()*[.A17]*0.1)^2))" office:value-type="float" office:value="6.84345884812358">
            <text:p>6.843458848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BS(3*(8*COS(PI()*[.A18]*0.1)+2*COS(PI()*[.A18]*0.1)^2))" office:value-type="float" office:value="4.40872847693047E-015">
            <text:p>4.40872847693047E-0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BS(3*(8*COS(PI()*[.A19]*0.1)+2*COS(PI()*[.A1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BS(3*(8*COS(PI()*[.A20]*0.1)+2*COS(PI()*[.A2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BS(3*(8*COS(PI()*[.A21]*0.1)+2*COS(PI()*[.A2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BS(3*(8*COS(PI()*[.A22]*0.1)+2*COS(PI()*[.A2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BS(3*(8*COS(PI()*[.A23]*0.1)+2*COS(PI()*[.A23]*0.1)^2))" office:value-type="float" office:value="30">
            <text:p>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BS(3*(8*COS(PI()*[.A24]*0.1)+2*COS(PI()*[.A2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ABS(3*(8*COS(PI()*[.A25]*0.1)+2*COS(PI()*[.A2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ABS(3*(8*COS(PI()*[.A26]*0.1)+2*COS(PI()*[.A2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ABS(3*(8*COS(PI()*[.A27]*0.1)+2*COS(PI()*[.A27]*0.1)^2))" office:value-type="float" office:value="7.9893568818739">
            <text:p>7.989356881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ABS(3*(8*COS(PI()*[.A28]*0.1)+2*COS(PI()*[.A28]*0.1)^2))" office:value-type="float" office:value="0.0000000000000139684012779189">
            <text:p>1.39684012779189E-0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ABS(3*(8*COS(PI()*[.A29]*0.1)+2*COS(PI()*[.A29]*0.1)^2))" office:value-type="float" office:value="6.84345884812361">
            <text:p>6.843458848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ABS(3*(8*COS(PI()*[.A30]*0.1)+2*COS(PI()*[.A3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ABS(3*(8*COS(PI()*[.A31]*0.1)+2*COS(PI()*[.A3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ABS(3*(8*COS(PI()*[.A32]*0.1)+2*COS(PI()*[.A3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ABS(3*(8*COS(PI()*[.A33]*0.1)+2*COS(PI()*[.A33]*0.1)^2))" office:value-type="float" office:value="18">
            <text:p>1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ABS(3*(8*COS(PI()*[.A34]*0.1)+2*COS(PI()*[.A3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ABS(3*(8*COS(PI()*[.A35]*0.1)+2*COS(PI()*[.A3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ABS(3*(8*COS(PI()*[.A36]*0.1)+2*COS(PI()*[.A3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ABS(3*(8*COS(PI()*[.A37]*0.1)+2*COS(PI()*[.A37]*0.1)^2))" office:value-type="float" office:value="6.84345884812355">
            <text:p>6.843458848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ABS(3*(8*COS(PI()*[.A38]*0.1)+2*COS(PI()*[.A38]*0.1)^2))" office:value-type="float" office:value="0.0000000000000102870331128378">
            <text:p>1.02870331128378E-0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ABS(3*(8*COS(PI()*[.A39]*0.1)+2*COS(PI()*[.A39]*0.1)^2))" office:value-type="float" office:value="7.98935688187389">
            <text:p>7.989356881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ABS(3*(8*COS(PI()*[.A40]*0.1)+2*COS(PI()*[.A4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ABS(3*(8*COS(PI()*[.A41]*0.1)+2*COS(PI()*[.A4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ABS(3*(8*COS(PI()*[.A42]*0.1)+2*COS(PI()*[.A4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ABS(3*(8*COS(PI()*[.A43]*0.1)+2*COS(PI()*[.A43]*0.1)^2))" office:value-type="float" office:value="30">
            <text:p>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ABS(3*(8*COS(PI()*[.A44]*0.1)+2*COS(PI()*[.A4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ABS(3*(8*COS(PI()*[.A45]*0.1)+2*COS(PI()*[.A4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ABS(3*(8*COS(PI()*[.A46]*0.1)+2*COS(PI()*[.A4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ABS(3*(8*COS(PI()*[.A47]*0.1)+2*COS(PI()*[.A47]*0.1)^2))" office:value-type="float" office:value="7.98935688187391">
            <text:p>7.989356881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ABS(3*(8*COS(PI()*[.A48]*0.1)+2*COS(PI()*[.A48]*0.1)^2))" office:value-type="float" office:value="0.0000000000000294063787148146">
            <text:p>2.94063787148146E-01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ABS(3*(8*COS(PI()*[.A49]*0.1)+2*COS(PI()*[.A49]*0.1)^2))" office:value-type="float" office:value="6.84345884812357">
            <text:p>6.843458848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ABS(3*(8*COS(PI()*[.A50]*0.1)+2*COS(PI()*[.A50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ABS(3*(8*COS(PI()*[.A51]*0.1)+2*COS(PI()*[.A51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ABS(3*(8*COS(PI()*[.A52]*0.1)+2*COS(PI()*[.A52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ABS(3*(8*COS(PI()*[.A53]*0.1)+2*COS(PI()*[.A53]*0.1)^2))" office:value-type="float" office:value="18">
            <text:p>1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ABS(3*(8*COS(PI()*[.A54]*0.1)+2*COS(PI()*[.A54]*0.1)^2))" office:value-type="float" office:value="17.3983054079588">
            <text:p>17.39830540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ABS(3*(8*COS(PI()*[.A55]*0.1)+2*COS(PI()*[.A55]*0.1)^2))" office:value-type="float" office:value="15.4893568818739">
            <text:p>15.489356881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ABS(3*(8*COS(PI()*[.A56]*0.1)+2*COS(PI()*[.A56]*0.1)^2))" office:value-type="float" office:value="12.0338970381442">
            <text:p>12.033897038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ABS(3*(8*COS(PI()*[.A57]*0.1)+2*COS(PI()*[.A57]*0.1)^2))" office:value-type="float" office:value="6.84345884812359">
            <text:p>6.843458848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ABS(3*(8*COS(PI()*[.A58]*0.1)+2*COS(PI()*[.A58]*0.1)^2))" office:value-type="float" office:value="0.000000000000026467226396861">
            <text:p>2.6467226396861E-01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ABS(3*(8*COS(PI()*[.A59]*0.1)+2*COS(PI()*[.A59]*0.1)^2))" office:value-type="float" office:value="7.98935688187388">
            <text:p>7.98935688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ABS(3*(8*COS(PI()*[.A60]*0.1)+2*COS(PI()*[.A60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ABS(3*(8*COS(PI()*[.A61]*0.1)+2*COS(PI()*[.A61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ABS(3*(8*COS(PI()*[.A62]*0.1)+2*COS(PI()*[.A62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ABS(3*(8*COS(PI()*[.A63]*0.1)+2*COS(PI()*[.A63]*0.1)^2))" office:value-type="float" office:value="30">
            <text:p>3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ABS(3*(8*COS(PI()*[.A64]*0.1)+2*COS(PI()*[.A64]*0.1)^2))" office:value-type="float" office:value="28.2524073742085">
            <text:p>28.252407374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ABS(3*(8*COS(PI()*[.A65]*0.1)+2*COS(PI()*[.A65]*0.1)^2))" office:value-type="float" office:value="23.3434588481236">
            <text:p>23.34345884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ABS(3*(8*COS(PI()*[.A66]*0.1)+2*COS(PI()*[.A66]*0.1)^2))" office:value-type="float" office:value="16.1797950718945">
            <text:p>16.179795071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ABS(3*(8*COS(PI()*[.A67]*0.1)+2*COS(PI()*[.A67]*0.1)^2))" office:value-type="float" office:value="7.98935688187392">
            <text:p>7.989356881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ABS(3*(8*COS(PI()*[.A68]*0.1)+2*COS(PI()*[.A68]*0.1)^2))" office:value-type="float" office:value="0.0000000000000235280740789073">
            <text:p>2.35280740789073E-014</text:p>
          </table:table-cell>
        </table:table-row>
        <table:table-row table:style-name="ro1" table:number-rows-repeated="104850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17T15:41:35</dc:date>
    <meta:editing-duration>PT2H56M18S</meta:editing-duration>
    <meta:editing-cycles>35</meta:editing-cycles>
    <meta:generator>LibreOffice/3.5$Linux_X86_64 LibreOffice_project/350m1$Build-2</meta:generator>
    <dc:creator>Stuart Slattery</dc:creator>
    <meta:document-statistic meta:table-count="3" meta:cell-count="558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25cm" svg:height="15.883cm" xlink:href=".." xlink:type="simple" chart:class="chart:scatter" chart:style-name="ch1">
        <chart:title svg:x="7.1cm" svg:y="0.453cm" chart:style-name="ch2">
          <text:p>Absorption to Scattering Ratio vs. Transitions/History</text:p>
        </chart:title>
        <chart:plot-area chart:style-name="ch3" table:cell-range-address="Sheet1.C13:Sheet1.C36 Sheet1.E13:Sheet1.E36" svg:x="1.509cm" svg:y="2.183cm" svg:width="22.42cm" svg:height="12.402cm">
          <chartooo:coordinate-region svg:x="2.501cm" svg:y="2.183cm" svg:width="21.148cm" svg:height="11.755cm"/>
          <chart:axis chart:dimension="x" chart:name="primary-x" chart:style-name="ch4">
            <chart:title svg:x="11.259cm" svg:y="14.902cm" chart:style-name="ch5">
              <text:p>Sigma_a / Sigma_s</text:p>
            </chart:title>
          </chart:axis>
          <chart:axis chart:dimension="y" chart:name="primary-y" chart:style-name="ch6">
            <chart:title svg:x="0.451cm" svg:y="9.77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heet1.E13:Sheet1.E36" chart:class="chart:scatter">
            <chart:domain table:cell-range-address="Sheet1.C13:Sheet1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3:Sheet1.C36</svg:desc>
                </draw:g>
              </table:table-cell>
              <table:table-cell office:value-type="float" office:value="2560.33">
                <text:p>2560.33</text:p>
                <draw:g>
                  <svg:desc>Sheet1.E13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601cm" svg:height="16.324cm" xlink:href=".." xlink:type="simple" chart:class="chart:scatter" chart:style-name="ch1">
        <chart:title svg:x="6.766cm" svg:y="0.462cm" chart:style-name="ch2">
          <text:p>Iteration Matrix Spectral Radius vs. Transitions/History</text:p>
        </chart:title>
        <chart:plot-area chart:style-name="ch3" table:cell-range-address="Sheet1.D13:Sheet1.E36" svg:x="1.503cm" svg:y="2.219cm" svg:width="22.114cm" svg:height="12.798cm">
          <chartooo:coordinate-region svg:x="2.495cm" svg:y="2.219cm" svg:width="21.029cm" svg:height="12.151cm"/>
          <chart:axis chart:dimension="x" chart:name="primary-x" chart:style-name="ch4">
            <chart:title svg:x="12.04cm" svg:y="15.343cm" chart:style-name="ch5">
              <text:p>rho(H)</text:p>
            </chart:title>
          </chart:axis>
          <chart:axis chart:dimension="y" chart:name="primary-y" chart:style-name="ch6">
            <chart:title svg:x="0.451cm" svg:y="10.011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heet1.E13:Sheet1.E36" chart:class="chart:scatter">
            <chart:domain table:cell-range-address="Sheet1.D13:Sheet1.D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heet1.D13:Sheet1.D36</svg:desc>
                </draw:g>
              </table:table-cell>
              <table:table-cell office:value-type="float" office:value="2560.33">
                <text:p>2560.33</text:p>
                <draw:g>
                  <svg:desc>Sheet1.E13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44cm" svg:height="17.188cm" xlink:href=".." xlink:type="simple" chart:class="chart:scatter" chart:style-name="ch1">
        <chart:title svg:x="8.836cm" svg:y="0.479cm" chart:style-name="ch2">
          <text:p>Transititions/History vs. CPU Time</text:p>
        </chart:title>
        <chart:plot-area chart:style-name="ch3" table:cell-range-address="Sheet1.E12:Sheet1.F36" svg:x="1.505cm" svg:y="2.287cm" svg:width="22.251cm" svg:height="13.577cm">
          <chartooo:coordinate-region svg:x="2.126cm" svg:y="2.487cm" svg:width="21.63cm" svg:height="12.73cm"/>
          <chart:axis chart:dimension="x" chart:name="primary-x" chart:style-name="ch4">
            <chart:title svg:x="11.237cm" svg:y="16.207cm" chart:style-name="ch5">
              <text:p>Transitions/History</text:p>
            </chart:title>
          </chart:axis>
          <chart:axis chart:dimension="y" chart:name="primary-y" chart:style-name="ch6">
            <chart:title svg:x="0.451cm" svg:y="9.873cm" chart:style-name="ch7">
              <text:p>CPU Time</text:p>
            </chart:title>
            <chart:grid chart:style-name="ch8" chart:class="major"/>
          </chart:axis>
          <chart:series chart:style-name="ch9" chart:values-cell-range-address="Sheet1.F12:Sheet1.F36" chart:class="chart:scatter">
            <chart:domain table:cell-range-address="Sheet1.E12:Sheet1.E36"/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12:Sheet1.E36</svg:desc>
                </draw:g>
              </table:table-cell>
              <table:table-cell office:value-type="float" office:value="NaN">
                <text:p>NaN</text:p>
                <draw:g>
                  <svg:desc>Sheet1.F12:Sheet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3">
                <text:p>2560.33</text:p>
              </table:table-cell>
              <table:table-cell office:value-type="float" office:value="21.27">
                <text:p>21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2.9">
                <text:p>2092.9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2.37">
                <text:p>1252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779">
                <text:p>771.779</text:p>
              </table:table-cell>
              <table:table-cell office:value-type="float" office:value="6.26">
                <text:p>6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5.647">
                <text:p>515.647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7.985">
                <text:p>277.98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">
                <text:p>12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">
                <text:p>4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122cm" svg:height="12.883cm" xlink:href=".." xlink:type="simple" chart:class="chart:scatter" chart:style-name="ch1">
        <chart:title svg:x="4.548cm" svg:y="0.393cm" chart:style-name="ch2">
          <text:p>Absportion to Scatter Ratio vs. Iteratation Matrix Spectral Radius</text:p>
        </chart:title>
        <chart:legend chart:legend-position="bottom" svg:x="8.326cm" svg:y="12.1cm" style:legend-expansion="wide" chart:style-name="ch3"/>
        <chart:plot-area chart:style-name="ch4" table:cell-range-address="Sheet1.C13:Sheet1.D36 Sheet1.D12:Sheet1.D12 Sheet1.N12:Sheet1.N36" chart:data-source-has-labels="row" svg:x="1.453cm" svg:y="1.943cm" svg:width="19.785cm" svg:height="8.919cm">
          <chartooo:coordinate-region svg:x="2.18cm" svg:y="2.142cm" svg:width="18.778cm" svg:height="8.073cm"/>
          <chart:axis chart:dimension="x" chart:name="primary-x" chart:style-name="ch5">
            <chart:title svg:x="9.885cm" svg:y="11.119cm" chart:style-name="ch6">
              <text:p>Sigma_s / Sigma_a</text:p>
            </chart:title>
          </chart:axis>
          <chart:axis chart:dimension="y" chart:name="primary-y" chart:style-name="ch7">
            <chart:title svg:x="0.451cm" svg:y="6.922cm" chart:style-name="ch8">
              <text:p>rho(H)</text:p>
            </chart:title>
            <chart:grid chart:style-name="ch9" chart:class="major"/>
          </chart:axis>
          <chart:series chart:style-name="ch10" chart:values-cell-range-address="Sheet1.D13:Sheet1.D36" chart:label-cell-address="Sheet1.D12:Sheet1.D12" chart:class="chart:scatter">
            <chart:domain table:cell-range-address="Sheet1.C13:Sheet1.C36"/>
            <chart:data-point chart:repeated="24"/>
          </chart:series>
          <chart:series chart:style-name="ch11" chart:values-cell-range-address="Sheet1.N13:Sheet1.N36" chart:label-cell-address="Sheet1.N12:Sheet1.N12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heet1.D12:Sheet1.D12</svg:desc>
                </draw:g>
              </table:table-cell>
              <table:table-cell office:value-type="string">
                <text:p>Analytic rho(H)</text:p>
                <draw:g>
                  <svg:desc>Sheet1.N12:Sheet1.N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3:Sheet1.C36</svg:desc>
                </draw:g>
              </table:table-cell>
              <table:table-cell office:value-type="float" office:value="0.999428">
                <text:p>0.999428</text:p>
                <draw:g>
                  <svg:desc>Sheet1.D13:Sheet1.D36</svg:desc>
                </draw:g>
              </table:table-cell>
              <table:table-cell office:value-type="float" office:value="1">
                <text:p>1</text:p>
                <draw:g>
                  <svg:desc>Sheet1.N13:Sheet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25cm" svg:height="12.372cm" xlink:href=".." xlink:type="simple" chart:class="chart:scatter" chart:style-name="ch1">
        <chart:legend chart:legend-position="end" svg:x="16.973cm" svg:y="5.887cm" style:legend-expansion="high" chart:style-name="ch2"/>
        <chart:plot-area chart:style-name="ch3" table:cell-range-address="Sheet2.A3:Sheet2.B65" svg:x="0.846cm" svg:y="1.123cm" svg:width="15.335cm" svg:height="10.582cm">
          <chartooo:coordinate-region svg:x="1.467cm" svg:y="1.322cm" svg:width="14.527cm" svg:height="9.7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3:Sheet2.B65" chart:class="chart:scatter">
            <chart:domain table:cell-range-address="Sheet2.A3:Sheet2.A65"/>
            <chart:data-point chart:repeated="6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:Sheet2.A65</svg:desc>
                </draw:g>
              </table:table-cell>
              <table:table-cell office:value-type="float" office:value="30">
                <text:p>30</text:p>
                <draw:g>
                  <svg:desc>Sheet2.B3:Sheet2.B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6957615897682E-015">
                <text:p>1.46957615897682E-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.84345884812358">
                <text:p>6.843458848123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40872847693047E-015">
                <text:p>4.40872847693047E-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.9893568818739">
                <text:p>7.98935688187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000000000000139684012779189">
                <text:p>0.0000000000000139684012779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.84345884812361">
                <text:p>6.843458848123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6.84345884812355">
                <text:p>6.843458848123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00000000000102870331128378">
                <text:p>0.0000000000000102870331128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.98935688187389">
                <text:p>7.989356881873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.98935688187391">
                <text:p>7.98935688187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000000000000294063787148146">
                <text:p>0.00000000000002940637871481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6.84345884812357">
                <text:p>6.843458848123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.3983054079588">
                <text:p>17.39830540795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.4893568818739">
                <text:p>15.48935688187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2.0338970381442">
                <text:p>12.0338970381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.84345884812359">
                <text:p>6.84345884812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00000000000026467226396861">
                <text:p>0.0000000000000264672263968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7.98935688187388">
                <text:p>7.98935688187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6.1797950718945">
                <text:p>16.17979507189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3.3434588481236">
                <text:p>23.34345884812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8.2524073742085">
                <text:p>28.2524073742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3.3434588481236">
                <text:p>23.34345884812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361cm" svg:y="0.397cm" chart:style-name="ch2">
          <text:p>Absorption/Scattering Ratio vs. Diffusion Operator Condition Number</text:p>
        </chart:title>
        <chart:plot-area chart:style-name="ch3" table:cell-range-address="Sheet1.C13:Sheet1.C36 Sheet1.O13:Sheet1.O36" svg:x="1.42cm" svg:y="1.959cm" svg:width="18.251cm" svg:height="9.895cm">
          <chartooo:coordinate-region svg:x="2.147cm" svg:y="2.158cm" svg:width="17.244cm" svg:height="9.049cm"/>
          <chart:axis chart:dimension="x" chart:name="primary-x" chart:style-name="ch4">
            <chart:title svg:x="9.085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25cm" chart:style-name="ch7">
              <text:p>kappa(A)</text:p>
            </chart:title>
            <chart:grid chart:style-name="ch8" chart:class="major"/>
          </chart:axis>
          <chart:series chart:style-name="ch9" chart:values-cell-range-address="Sheet1.O13:Sheet1.O36" chart:class="chart:scatter">
            <chart:domain table:cell-range-address="Sheet1.C13:Sheet1.C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3:Sheet1.C36</svg:desc>
                </draw:g>
              </table:table-cell>
              <table:table-cell office:value-type="float" office:value="2.89442719099992">
                <text:p>2.89442719099992</text:p>
                <draw:g>
                  <svg:desc>Sheet1.O13:Sheet1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2.88674758449989">
                <text:p>2.88674758449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.87610014693556">
                <text:p>2.87610014693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86258589290598">
                <text:p>2.86258589290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.8463305664441">
                <text:p>2.8463305664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2.80620584989913">
                <text:p>2.80620584989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.75710987296504">
                <text:p>2.7571098729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.70061175083947">
                <text:p>2.70061175083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.63835398895736">
                <text:p>2.63835398895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2.57195281744885">
                <text:p>2.57195281744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50291909936353">
                <text:p>2.502919099363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2.4326033822971">
                <text:p>2.4326033822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36216456140504">
                <text:p>2.362164561405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2.29255883545242">
                <text:p>2.292558835452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2.22454425139298">
                <text:p>2.224544251392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2.15869589350512">
                <text:p>2.15869589350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2.09542728910211">
                <text:p>2.09542728910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.9776203199561">
                <text:p>1.9776203199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.87210647253787">
                <text:p>1.87210647253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.77872113518971">
                <text:p>1.778721135189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45914584260665">
                <text:p>1.45914584260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29278057928828">
                <text:p>1.29278057928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553706668654">
                <text:p>1.05537066686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429198542715">
                <text:p>1.014291985427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03cm" svg:y="0.448cm" chart:style-name="ch2">
          <text:p>Diffusion Operator Condition Number vs. Iteration Matrix Spectral Radius</text:p>
        </chart:title>
        <chart:plot-area chart:style-name="ch3" table:cell-range-address="Sheet1.N13:Sheet1.O36" svg:x="1.331cm" svg:y="1.947cm" svg:width="14.029cm" svg:height="9.723cm">
          <chartooo:coordinate-region svg:x="2.058cm" svg:y="2.146cm" svg:width="13.208cm" svg:height="8.877cm"/>
          <chart:axis chart:dimension="x" chart:name="primary-x" chart:style-name="ch4">
            <chart:title svg:x="7.626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heet1.N13:Sheet1.N36" chart:class="chart:scatter">
            <chart:domain table:cell-range-address="Sheet1.O13:Sheet1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heet1.O13:Sheet1.O36</svg:desc>
                </draw:g>
              </table:table-cell>
              <table:table-cell office:value-type="float" office:value="1">
                <text:p>1</text:p>
                <draw:g>
                  <svg:desc>Sheet1.N13:Sheet1.N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27cm" svg:height="13.479cm" xlink:href=".." xlink:type="simple" chart:class="chart:scatter" chart:column-mapping="1 0" chart:style-name="ch1">
        <chart:title svg:x="4.413cm" svg:y="0.405cm" chart:style-name="ch2">
          <text:p>Diffusion Operator Condition Number vs. Transitions/History</text:p>
        </chart:title>
        <chart:plot-area chart:style-name="ch3" table:cell-range-address="Sheet1.O13:Sheet1.O36 Sheet1.E13:Sheet1.E36" svg:x="1.429cm" svg:y="1.991cm" svg:width="18.662cm" svg:height="10.238cm">
          <chartooo:coordinate-region svg:x="2.421cm" svg:y="2.19cm" svg:width="17.576cm" svg:height="9.392cm"/>
          <chart:axis chart:dimension="x" chart:name="primary-x" chart:style-name="ch4">
            <chart:title svg:x="10.041cm" svg:y="12.498cm" chart:style-name="ch5">
              <text:p>kappa(A)</text:p>
            </chart:title>
          </chart:axis>
          <chart:axis chart:dimension="y" chart:name="primary-y" chart:style-name="ch6">
            <chart:title svg:x="0.451cm" svg:y="8.503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heet1.E13:Sheet1.E36" chart:class="chart:scatter">
            <chart:domain table:cell-range-address="Sheet1.O13:Sheet1.O36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9442719099992">
                <text:p>2.89442719099992</text:p>
                <draw:g>
                  <svg:desc>Sheet1.O13:Sheet1.O36</svg:desc>
                </draw:g>
              </table:table-cell>
              <table:table-cell office:value-type="float" office:value="2560.33">
                <text:p>2560.33</text:p>
                <draw:g>
                  <svg:desc>Sheet1.E13:Sheet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8674758449989">
                <text:p>2.88674758449989</text:p>
              </table:table-cell>
              <table:table-cell office:value-type="float" office:value="2092.9">
                <text:p>209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7610014693556">
                <text:p>2.87610014693556</text:p>
              </table:table-cell>
              <table:table-cell office:value-type="float" office:value="1252.37">
                <text:p>1252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6258589290598">
                <text:p>2.86258589290598</text:p>
              </table:table-cell>
              <table:table-cell office:value-type="float" office:value="771.779">
                <text:p>771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463305664441">
                <text:p>2.8463305664441</text:p>
              </table:table-cell>
              <table:table-cell office:value-type="float" office:value="515.647">
                <text:p>515.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0620584989913">
                <text:p>2.80620584989913</text:p>
              </table:table-cell>
              <table:table-cell office:value-type="float" office:value="277.985">
                <text:p>277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5710987296504">
                <text:p>2.7571098729650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0061175083947">
                <text:p>2.7006117508394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835398895736">
                <text:p>2.638353988957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7195281744885">
                <text:p>2.5719528174488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0291909936353">
                <text:p>2.502919099363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326033822971">
                <text:p>2.43260338229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6216456140504">
                <text:p>2.3621645614050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9255883545242">
                <text:p>2.292558835452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454425139298">
                <text:p>2.224544251392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15869589350512">
                <text:p>2.158695893505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2728910211">
                <text:p>2.095427289102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776203199561">
                <text:p>1.97762031995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7210647253787">
                <text:p>1.872106472537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872113518971">
                <text:p>1.778721135189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5914584260665">
                <text:p>1.459145842606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9278057928828">
                <text:p>1.292780579288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553706668654">
                <text:p>1.0553706668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429198542715">
                <text:p>1.0142919854271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